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Text_20_body" style:list-style-name="L9">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4: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9">
        <text:list-item>
          <text:p text:style-name="P46">Display numbers 0 to 50.</text:p>
        </text:list-item>
        <text:list-item>
          <text:p text:style-name="P46">Display numbers 30 to -20.</text:p>
        </text:list-item>
        <text:list-item>
          <text:p text:style-name="P46">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6">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7">int number = 0;</text:p>
      <text:p text:style-name="P48">while (number &lt;=5) {</text:p>
      <text:p text:style-name="P49">Console.WriteLine("Hi!");</text:p>
      <text:p text:style-name="P50">Console.WriteLine(number);</text:p>
      <text:p text:style-name="P51">}</text:p>
      <text:p text:style-name="P52">int number1 = 0, number = 0;</text:p>
      <text:p text:style-name="P53">while (number &lt;=5) {</text:p>
      <text:p text:style-name="P54">Console.WriteLine("Hi!");</text:p>
      <text:p text:style-name="P55">Console.WriteLine(number);</text:p>
      <text:p text:style-name="P56">number1++;</text:p>
      <text:p text:style-name="P57">}</text:p>
      <text:p text:style-name="P58">int number = 0;</text:p>
      <text:p text:style-name="P59">while (number &lt;=5);</text:p>
      <text:p text:style-name="P60">{</text:p>
      <text:p text:style-name="P61">Console.WriteLine("Hi!");</text:p>
      <text:p text:style-name="P62">Console.WriteLine(number);</text:p>
      <text:p text:style-name="P63">number++;</text:p>
      <text:p text:style-name="P64">}</text:p>
      <text:p text:style-name="P65">int number = 0;</text:p>
      <text:p text:style-name="P66">while (number &lt;=5)</text:p>
      <text:p text:style-name="P67">Console.WriteLine("Hi!");</text:p>
      <text:p text:style-name="P68">Console.WriteLine(number);</text:p>
      <text:p text:style-name="P69">number++;</text:p>
      <text:p text:style-name="P70">int number = 0;</text:p>
      <text:p text:style-name="P71">while (number &lt;= 5)</text:p>
      <text:p text:style-name="P72">{</text:p>
      <text:p text:style-name="P73">Console.WriteLine("Hi!");</text:p>
      <text:p text:style-name="P74">Console.WriteLine(number);</text:p>
      <text:p text:style-name="P75">}</text:p>
      <text:p text:style-name="P76">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